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New Tai Lue" svg:font-family="'Microsoft New Tai Lu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.088cm" table:align="left"/>
    </style:style>
    <style:style style:name="Tableau2.A" style:family="table-column">
      <style:table-column-properties style:column-width="2.088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Microsoft New Tai Lue" fo:font-size="14pt" fo:language="en" fo:country="GB" style:text-underline-style="solid" style:text-underline-width="auto" style:text-underline-color="font-color" fo:font-weight="normal" officeooo:rsid="000c2fc3" officeooo:paragraph-rsid="000c2fc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/>
      <style:text-properties style:font-name="Microsoft New Tai Lue" fo:font-size="14pt" fo:language="en" fo:country="GB" style:text-underline-style="solid" style:text-underline-width="auto" style:text-underline-color="font-color" fo:font-weight="normal" officeooo:rsid="000c2fc3" officeooo:paragraph-rsid="000c2fc3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Microsoft New Tai Lue" fo:font-size="14pt" fo:language="en" fo:country="GB" style:text-underline-style="solid" style:text-underline-width="auto" style:text-underline-color="font-color" fo:font-weight="normal" officeooo:rsid="000e269a" officeooo:paragraph-rsid="000e269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Microsoft New Tai Lue" fo:font-size="18pt" fo:language="en" fo:country="GB" fo:font-weight="normal" officeooo:rsid="000dcb0f" officeooo:paragraph-rsid="000bb5b7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Microsoft New Tai Lue" fo:font-size="18pt" fo:language="en" fo:country="GB" fo:font-style="normal" style:text-underline-style="none" fo:font-weight="bold" officeooo:rsid="000bb5b7" officeooo:paragraph-rsid="00104ce1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line-height="100%"/>
      <style:text-properties style:font-name="Microsoft New Tai Lue" fo:font-size="12pt" fo:language="en" fo:country="GB" style:text-underline-style="none" fo:font-weight="normal" officeooo:rsid="0006dc67" officeooo:paragraph-rsid="000bb5b7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Microsoft New Tai Lue" fo:font-size="12pt" fo:language="en" fo:country="GB" style:text-underline-style="none" fo:font-weight="normal" officeooo:rsid="000bb5b7" officeooo:paragraph-rsid="000bb5b7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Microsoft New Tai Lue" fo:font-size="12pt" fo:language="en" fo:country="GB" style:text-underline-style="none" fo:font-weight="normal" officeooo:rsid="000bb5b7" officeooo:paragraph-rsid="000c2fc3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Microsoft New Tai Lue" fo:font-size="12pt" fo:language="en" fo:country="GB" style:text-underline-style="none" fo:font-weight="normal" officeooo:rsid="000c2fc3" officeooo:paragraph-rsid="000c2fc3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Microsoft New Tai Lue" fo:font-size="12pt" fo:language="en" fo:country="GB" style:text-underline-style="none" fo:font-weight="normal" officeooo:rsid="000d346f" officeooo:paragraph-rsid="000d346f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Microsoft New Tai Lue" fo:font-size="12pt" fo:language="en" fo:country="GB" style:text-underline-style="none" fo:font-weight="normal" officeooo:rsid="000e269a" officeooo:paragraph-rsid="000e269a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Microsoft New Tai Lue" fo:font-size="12pt" fo:language="en" fo:country="GB" style:text-underline-style="none" fo:font-weight="bold" officeooo:rsid="000e269a" officeooo:paragraph-rsid="000ecb32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Microsoft New Tai Lue" fo:font-size="12pt" fo:language="en" fo:country="GB" style:text-underline-style="none" fo:font-weight="bold" officeooo:rsid="000ecb32" officeooo:paragraph-rsid="000ecb3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normal" officeooo:rsid="00104ce1" officeooo:paragraph-rsid="00104ce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normal" officeooo:rsid="0010af76" officeooo:paragraph-rsid="0010af7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normal" officeooo:rsid="0012885a" officeooo:paragraph-rsid="0012885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bold" officeooo:rsid="0012885a" officeooo:paragraph-rsid="0012885a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bold" officeooo:rsid="001434a8" officeooo:paragraph-rsid="001434a8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text-properties style:font-name="Microsoft New Tai Lue" fo:font-size="12pt" style:font-size-asian="10.5pt" style:font-size-complex="12pt"/>
    </style:style>
    <style:style style:name="P20" style:family="paragraph" style:parent-style-name="Table_20_Contents">
      <style:text-properties style:font-name="Microsoft New Tai Lue" fo:font-size="12pt" officeooo:rsid="000e269a" officeooo:paragraph-rsid="000e269a" style:font-size-asian="10.5pt" style:font-size-complex="12pt"/>
    </style:style>
    <style:style style:name="P21" style:family="paragraph" style:parent-style-name="Table_20_Contents">
      <style:text-properties style:font-name="Microsoft New Tai Lue" fo:font-size="12pt" officeooo:rsid="000ecb32" officeooo:paragraph-rsid="000ecb32" style:font-size-asian="10.5pt" style:font-size-complex="12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Microsoft New Tai Lue" fo:font-size="12pt" fo:language="en" fo:country="GB" style:text-underline-style="none" fo:font-weight="normal" officeooo:rsid="0006dc67" officeooo:paragraph-rsid="000bb5b7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Microsoft New Tai Lue" fo:font-size="12pt" fo:language="en" fo:country="GB" style:text-underline-style="none" fo:font-weight="normal" officeooo:rsid="000ecb32" officeooo:paragraph-rsid="000ecb32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Microsoft New Tai Lue" fo:font-size="12pt" fo:language="en" fo:country="GB" style:text-underline-style="none" fo:font-weight="normal" officeooo:rsid="001000dd" officeooo:paragraph-rsid="001000d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00%"/>
      <style:text-properties style:font-name="Microsoft New Tai Lue" fo:font-size="12pt" fo:language="en" fo:country="GB" style:text-underline-style="none" fo:font-weight="bold" officeooo:rsid="000c2fc3" officeooo:paragraph-rsid="000c2fc3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normal" officeooo:rsid="0015e182" officeooo:paragraph-rsid="0015e18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Microsoft New Tai Lue" fo:font-size="18pt" fo:language="en" fo:country="GB" fo:font-style="normal" style:text-underline-style="none" fo:font-weight="bold" officeooo:rsid="000bb5b7" officeooo:paragraph-rsid="00104ce1" style:font-size-asian="18pt" style:font-style-asian="normal" style:font-weight-asian="bold" style:font-size-complex="18pt" style:font-style-complex="normal" style:font-weight-complex="bold"/>
    </style:style>
    <style:style style:name="P28" style:family="paragraph">
      <loext:graphic-properties draw:fill="none" draw:fill-color="#ffffff"/>
      <style:text-properties style:font-name="Microsoft New Tai Lue" fo:font-size="12pt" fo:language="en" fo:country="GB" style:font-name-complex="Microsoft New Tai L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bbb5" style:font-weight-asian="bold" style:font-weight-complex="bold"/>
    </style:style>
    <style:style style:name="T3" style:family="text">
      <style:text-properties fo:font-weight="bold" officeooo:rsid="0006dc67" style:font-weight-asian="bold" style:font-weight-complex="bold"/>
    </style:style>
    <style:style style:name="T4" style:family="text">
      <style:text-properties fo:font-weight="bold" officeooo:rsid="000bb5b7" style:font-weight-asian="bold" style:font-weight-complex="bold"/>
    </style:style>
    <style:style style:name="T5" style:family="text">
      <style:text-properties fo:font-style="normal" fo:font-weight="bold" officeooo:rsid="000bb5b7" style:font-style-asian="normal" style:font-weight-asian="bold" style:font-style-complex="normal" style:font-weight-complex="bold"/>
    </style:style>
    <style:style style:name="T6" style:family="text">
      <style:text-properties officeooo:rsid="000c2fc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ecb32" style:font-weight-asian="normal" style:font-weight-complex="normal"/>
    </style:style>
    <style:style style:name="T9" style:family="text">
      <style:text-properties officeooo:rsid="000e269a"/>
    </style:style>
    <style:style style:name="T10" style:family="text">
      <style:text-properties officeooo:rsid="000ecb32"/>
    </style:style>
    <style:style style:name="T11" style:family="text">
      <style:text-properties officeooo:rsid="001000dd"/>
    </style:style>
    <style:style style:name="T12" style:family="text">
      <style:text-properties style:font-name="Microsoft New Tai Lue" fo:font-size="12pt" fo:language="en" fo:country="GB" style:font-name-complex="Microsoft New Tai Lue"/>
    </style:style>
    <style:style style:name="gr1" style:family="graphic">
      <style:graphic-properties draw:stroke="none" svg:stroke-color="#000000" draw:fill="none" draw:fill-color="#ffffff" fo:min-height="2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UTSEUS – </text:span><text:span text:style-name="T3">U</text:span><text:span text:style-name="T4">S01</text:span><text:span text:style-name="T3"> – </text:span><text:span text:style-name="T2">Data </text:span><text:span text:style-name="T4">meaning</text:span></text:p>
      <text:p text:style-name="P4"/>
      <text:p text:style-name="P4"><text:span text:style-name="T5">Machine Learning</text:span> </text:p>
      <text:p text:style-name="P22"/>
      <text:p text:style-name="P22"/>
      <text:p text:style-name="P2">Basic concept:</text:p>
      <text:p text:style-name="P25"/>
      <text:p text:style-name="P6"><text:span text:style-name="T1">Machine learning </text:span>: teach something at a computer </text:p>
      <text:p text:style-name="P6"/>
      <text:p text:style-name="P8">Input space <text:span text:style-name="T1">X</text:span>, <text:span text:style-name="T6">can be mono-label or multi-label</text:span></text:p>
      <text:p text:style-name="P8"><text:span text:style-name="T6">O</text:span>utput space (response we would like) <text:span text:style-name="T1">Y</text:span></text:p>
      <text:p text:style-name="P8"><text:span text:style-name="T6">T</text:span>arget function <text:span text:style-name="T1">f: X→Y </text:span>(the function we trying to approximate)</text:p>
      <text:p text:style-name="P7"/>
      <text:p text:style-name="P9">Learning type: <text:span text:style-name="T1">unsupervised</text:span> learning, <text:span text:style-name="T1">reinforcement</text:span> learning, <text:span text:style-name="T1">supervised</text:span> learning</text:p>
      <text:p text:style-name="P7"/>
      <text:p text:style-name="P7"/>
      <text:p text:style-name="P1">Data representation: </text:p>
      <text:p text:style-name="P1"/>
      <text:p text:style-name="P9"><text:span text:style-name="T1">Qualitative</text:span> variable (non-numeric): ordinal (for example months), nominal</text:p>
      <text:p text:style-name="P9"><text:span text:style-name="T1">Quantitative</text:span> variable: discrete (finite, countable), continuous (non-countable)</text:p>
      <text:p text:style-name="P9"/>
      <text:p text:style-name="P10"><text:span text:style-name="T1">Transformation in numbers</text:span>: We use vector to do data meaning, so how manipulate qualitative variable? For example, how represent green, red, blue? </text:p>
      <text:p text:style-name="P10">→ <text:tab/>green = 100</text:p>
      <text:p text:style-name="P10"><text:tab/>red= 010</text:p>
      <text:p text:style-name="P10"><text:tab/>blue = 001 </text:p>
      <text:p text:style-name="P10"><text:tab/>We don’t use 1,2,3 because it will introduce an order between the colours.</text:p>
      <text:p text:style-name="P10"/>
      <text:p text:style-name="P10"><text:span text:style-name="T1">Scaling factor</text:span>: be careful at the units, you need to normalize the feature. Often normalize all the variables to have a range in [0;1] </text:p>
      <text:p text:style-name="P10">For example vector (weight, high): (68; 1,67), (80; 1,87) weight has most weight than high</text:p>
      <text:p text:style-name="P10"/>
      <text:p text:style-name="P10"/>
      <text:p text:style-name="P3">Performance:</text:p>
      <text:p text:style-name="P3"/>
      <text:p text:style-name="P10"><text:span text:style-name="T1">Risk minimization</text:span>: </text:p>
      <text:p text:style-name="P11">Binary decision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0">Prediction/ True</text:p>
          </table:table-cell>
          <table:table-cell table:style-name="Tableau1.A1" office:value-type="string">
            <text:p text:style-name="P20">+1</text:p>
          </table:table-cell>
          <table:table-cell table:style-name="Tableau1.C1" office:value-type="string">
            <text:p text:style-name="P19">-<text:span text:style-name="T9">1</text:span></text:p>
          </table:table-cell>
        </table:table-row>
        <table:table-row>
          <table:table-cell table:style-name="Tableau1.A2" office:value-type="string">
            <text:p text:style-name="P20">+1</text:p>
            <text:p text:style-name="P20">-1</text:p>
          </table:table-cell>
          <table:table-cell table:style-name="Tableau1.A2" office:value-type="string">
            <text:p text:style-name="P20">True positive TP</text:p>
            <text:p text:style-name="P20">False negative FN</text:p>
          </table:table-cell>
          <table:table-cell table:style-name="Tableau1.C2" office:value-type="string">
            <text:p text:style-name="P20">False positive FP</text:p>
            <text:p text:style-name="P20">True negative TN </text:p>
          </table:table-cell>
        </table:table-row>
      </table:table>
      <text:p text:style-name="P10"/>
      <text:p text:style-name="P11">The cost can be different (example with autonomous vehicle) </text:p>
      <text:p text:style-name="P10"/>
      <text:p text:style-name="P12"><text:soft-page-break/></text:p>
      <text:p text:style-name="P12">Model<text:span text:style-name="T7"> is build on observed data and a good one can be use to generalize (classify new unseen data). </text:span></text:p>
      <text:p text:style-name="P12"><text:span text:style-name="T8">→ </text:span><text:span text:style-name="T10">Ockham’s razor (simplicity)</text:span><text:span text:style-name="T8">: “Entities must not be multiplied beyond necessity” </text:span></text:p>
      <text:p text:style-name="P23"/>
      <text:p text:style-name="P13">Crossed-validation<text:span text:style-name="T7">: used a part of the data to train and the rest to validate 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1"><draw:frame text:anchor-type="paragraph" draw:z-index="0" draw:name="Forme1" draw:style-name="gr1" draw:text-style-name="P28" svg:width="13.622cm" svg:height="2.841cm" svg:x="2.484cm" svg:y="0.056cm"><draw:text-box><text:p><text:span text:style-name="T12">1: validate</text:span><text:span text:style-name="T12"><text:tab/></text:span><text:span text:style-name="T12"><text:tab/></text:span><text:span text:style-name="T12">2: validate</text:span><text:span text:style-name="T12"><text:tab/></text:span><text:span text:style-name="T12"><text:tab/></text:span><text:span text:style-name="T12">3: validate </text:span><text:span text:style-name="T12"><text:tab/></text:span><text:span text:style-name="T12"><text:tab/></text:span><text:span text:style-name="T12">4: validate</text:span></text:p><text:p><text:span text:style-name="T12">2,3,4: train</text:span><text:span text:style-name="T12"><text:tab/></text:span><text:span text:style-name="T12"><text:tab/></text:span><text:span text:style-name="T12">1,3,4: train </text:span><text:span text:style-name="T12"><text:tab/></text:span><text:span text:style-name="T12"><text:tab/></text:span><text:span text:style-name="T12">1,2,4: train</text:span><text:span text:style-name="T12"><text:tab/></text:span><text:span text:style-name="T12"><text:tab/></text:span><text:span text:style-name="T12">1,2,3: train </text:span></text:p><text:p><text:span text:style-name="T12">→ </text:span><text:span text:style-name="T12">r1</text:span><text:span text:style-name="T12"><text:tab/></text:span><text:span text:style-name="T12"><text:tab/></text:span><text:span text:style-name="T12"><text:tab/></text:span><text:span text:style-name="T12"><text:tab/></text:span><text:span text:style-name="T12">→ r2</text:span><text:span text:style-name="T12"><text:tab/></text:span><text:span text:style-name="T12"><text:tab/></text:span><text:span text:style-name="T12"><text:tab/></text:span><text:span text:style-name="T12">→ r3</text:span><text:span text:style-name="T12"><text:tab/></text:span><text:span text:style-name="T12"><text:tab/></text:span><text:span text:style-name="T12"><text:tab/></text:span><text:span text:style-name="T12">→ r4</text:span></text:p><text:p><text:span text:style-name="T12"/></text:p><text:p><text:span text:style-name="T12">R = ¼ (r1+r2+r3+r4)</text:span></text:p></draw:text-box></draw:frame>Part 1</text:p>
          </table:table-cell>
        </table:table-row>
        <table:table-row>
          <table:table-cell table:style-name="Tableau2.A2" office:value-type="string">
            <text:p text:style-name="P21">Part 2</text:p>
          </table:table-cell>
        </table:table-row>
        <table:table-row>
          <table:table-cell table:style-name="Tableau2.A2" office:value-type="string">
            <text:p text:style-name="P21">Part 3</text:p>
          </table:table-cell>
        </table:table-row>
        <table:table-row>
          <table:table-cell table:style-name="Tableau2.A2" office:value-type="string">
            <text:p text:style-name="P21"><text:span text:style-name="T11">Part </text:span>4</text:p>
          </table:table-cell>
        </table:table-row>
      </table:table>
      <text:p text:style-name="P24"><text:tab/><text:tab/></text:p>
      <text:p text:style-name="P24"/>
      <text:p text:style-name="P24"/>
      <text:p text:style-name="P5"/>
      <text:p text:style-name="P5">Supervised classification</text:p>
      <text:p text:style-name="P5"/>
      <text:p text:style-name="P26"><text:span text:style-name="T1">Classification: finite number of value </text:span></text:p>
      <text:p text:style-name="P26"><text:span text:style-name="T1">Regression: real number </text:span></text:p>
      <text:p text:style-name="P26"><text:span text:style-name="T1"/></text:p>
      <text:p text:style-name="P14"><text:span text:style-name="T1">Constant predictor:</text:span> always predict the class that appears the more often, the one with the highest prior probability</text:p>
      <text:p text:style-name="P14"/>
      <text:p text:style-name="P15"><text:span text:style-name="T1">k-NN:</text:span> take x as an example, take his n closest neighbour and check the distance between them</text:p>
      <text:p text:style-name="P15"/>
      <text:p text:style-name="P15"><text:span text:style-name="T1">Trees</text:span>: <text:s/>repeat binary classification problem → binary classification tree</text:p>
      <text:p text:style-name="P16">Random forest</text:p>
      <text:p text:style-name="P16"/>
      <text:p text:style-name="P17">Support vector machine</text:p>
      <text:p text:style-name="P17"/>
      <text:p text:style-name="P18">Neural network</text:p>
      <text:p text:style-name="P18"/>
      <text:p text:style-name="P18">Boo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New Tai Lue" svg:font-family="'Microsoft New Tai Lu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50:32.604000000</meta:creation-date>
    <dc:date>2018-12-11T09:36:04.605000000</dc:date>
    <meta:editing-duration>PT22M58S</meta:editing-duration>
    <meta:editing-cycles>3</meta:editing-cycles>
    <meta:generator>LibreOffice/6.0.6.2$Windows_X86_64 LibreOffice_project/0c292870b25a325b5ed35f6b45599d2ea4458e77</meta:generator>
    <meta:document-statistic meta:table-count="2" meta:image-count="0" meta:object-count="0" meta:page-count="2" meta:paragraph-count="49" meta:word-count="295" meta:character-count="1900" meta:non-whitespace-character-count="1630"/>
  </office:meta>
</office:document-meta>
</file>